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da72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Heading_20_1">
      <style:paragraph-properties fo:margin-top="0in" fo:margin-bottom="0.0972in" style:contextual-spacing="false" fo:line-height="115%"/>
    </style:style>
    <style:style style:name="P9" style:family="paragraph" style:parent-style-name="Heading_20_3">
      <style:paragraph-properties fo:margin-top="0in" fo:margin-bottom="0.0972in" style:contextual-spacing="false" fo:line-height="115%"/>
    </style:style>
    <style:style style:name="P10" style:family="paragraph" style:parent-style-name="Text_20_body" style:list-style-name="L7"/>
    <style:style style:name="P11" style:family="paragraph" style:parent-style-name="Text_20_body">
      <style:text-properties fo:color="#81d41a" loext:opacity="100%" fo:font-weight="bold" style:font-weight-asian="bold" style:font-weight-complex="bold"/>
    </style:style>
    <style:style style:name="P12" style:family="paragraph" style:parent-style-name="Text_20_body" style:list-style-name="L8"/>
    <style:style style:name="P13" style:family="paragraph" style:parent-style-name="Text_20_body" style:list-style-name="L9"/>
    <style:style style:name="P14" style:family="paragraph" style:parent-style-name="Heading_20_2">
      <style:paragraph-properties fo:margin-top="0in" fo:margin-bottom="0.0972in" style:contextual-spacing="false" fo:line-height="115%"/>
    </style:style>
    <style:style style:name="P15" style:family="paragraph" style:parent-style-name="Text_20_body" style:list-style-name="L10"/>
    <style:style style:name="P16"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17" style:family="paragraph" style:parent-style-name="Preformatted_20_Text">
      <style:paragraph-properties fo:margin-top="0in" fo:margin-bottom="0.0972in" style:contextual-spacing="false" fo:line-height="115%" style:writing-mode="lr-tb"/>
    </style:style>
    <style:style style:name="P18" style:family="paragraph" style:parent-style-name="Preformatted_20_Text">
      <style:paragraph-properties fo:margin-top="0in" fo:margin-bottom="0.1965in" style:contextual-spacing="false" fo:line-height="115%" style:writing-mode="lr-tb"/>
    </style:style>
    <style:style style:name="P19" style:family="paragraph" style:parent-style-name="Text_20_body" style:list-style-name="L11"/>
    <style:style style:name="P20" style:family="paragraph" style:parent-style-name="Heading_20_1">
      <style:paragraph-properties fo:margin-top="0in" fo:margin-bottom="0.0972in" style:contextual-spacing="false" fo:line-height="115%"/>
      <style:text-properties officeooo:paragraph-rsid="001753a7"/>
    </style:style>
    <style:style style:name="P21" style:family="paragraph" style:parent-style-name="Text_20_body">
      <style:paragraph-properties fo:margin-top="0in" fo:margin-bottom="0.0972in" style:contextual-spacing="false" fo:line-height="115%"/>
      <style:text-properties officeooo:paragraph-rsid="001753a7"/>
    </style:style>
    <style:style style:name="P22" style:family="paragraph" style:parent-style-name="Heading_20_2">
      <style:paragraph-properties fo:margin-top="0in" fo:margin-bottom="0.0972in" style:contextual-spacing="false" fo:line-height="115%"/>
      <style:text-properties officeooo:paragraph-rsid="001753a7"/>
    </style:style>
    <style:style style:name="P23" style:family="paragraph" style:parent-style-name="Text_20_body" style:list-style-name="L12"/>
    <style:style style:name="P24" style:family="paragraph" style:parent-style-name="Horizontal_20_Line">
      <style:paragraph-properties fo:margin-top="0in" fo:margin-bottom="0.0972in" style:contextual-spacing="false" fo:line-height="115%"/>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T1" style:family="text">
      <style:text-properties officeooo:rsid="001753a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STEP 2 COMPLETION</text:span></text:h>
      <text:p text:style-name="Text_20_body"><text:span text:style-name="Strong_20_Emphasis">Global Theme System (Light / Dark) with CSS Variables</text:span></text:p>
      <text:h text:style-name="Heading_20_3" text:outline-level="3">🧾 Short Summary</text:h>
      <text:list text:style-name="L1">
        <text:list-item>
          <text:p text:style-name="P2">Light &amp; Dark theme define ki</text:p>
        </text:list-item>
        <text:list-item>
          <text:p text:style-name="P2">Pure CSS variables use ki</text:p>
        </text:list-item>
        <text:list-item>
          <text:p text:style-name="P2">Theme toggle + LocalStorage persistence banaya</text:p>
        </text:list-item>
        <text:list-item>
          <text:p text:style-name="P2">App future-ready ban gayi (themes easily extendable)</text:p>
        </text:list-item>
      </text:list>
      <text:p text:style-name="Standard"/>
      <text:h text:style-name="Heading_20_2" text:outline-level="2">🏁 STEP 2.1 COMPLETION</text:h>
      <text:p text:style-name="Text_20_body"><text:span text:style-name="Strong_20_Emphasis">Reusable Button System (CSS Variables + Light Tailwind)</text:span></text:p>
      <text:h text:style-name="Heading_20_3" text:outline-level="3">🧾 Short Summary</text:h>
      <text:list text:style-name="L2">
        <text:list-item>
          <text:p text:style-name="P3">Inline styles remove ki</text:p>
        </text:list-item>
        <text:list-item>
          <text:p text:style-name="P3">Centralized UI CSS system banaya</text:p>
        </text:list-item>
        <text:list-item>
          <text:p text:style-name="P3">Reusable Button component create ki</text:p>
        </text:list-item>
        <text:list-item>
          <text:p text:style-name="P3">Tailwind ko sirf layout ke liye use kiya</text:p>
        </text:list-item>
      </text:list>
      <text:p text:style-name="Standard"/>
      <text:h text:style-name="Heading_20_2" text:outline-level="2">STEP 3 COMPLETION</text:h>
      <text:p text:style-name="Text_20_body"><text:span text:style-name="Strong_20_Emphasis">Tailwind CSS v4 Setup (Zero Config, Vite Plugin)</text:span></text:p>
      <text:h text:style-name="Heading_20_3" text:outline-level="3">🧾 Short Summary</text:h>
      <text:list text:style-name="L3">
        <text:list-item>
          <text:p text:style-name="P4">Tailwind v4 install ki (latest)</text:p>
        </text:list-item>
        <text:list-item>
          <text:p text:style-name="P4">No config files used</text:p>
        </text:list-item>
        <text:list-item>
          <text:p text:style-name="P4">Vite plugin ke through Tailwind integrated</text:p>
        </text:list-item>
        <text:list-item>
          <text:p text:style-name="P4">Tailwind sirf layout/utility ke liye ready</text:p>
        </text:list-item>
      </text:list>
      <text:h text:style-name="Heading_20_2" text:outline-level="2">🏁 STEP 4 COMPLETION</text:h>
      <text:p text:style-name="Text_20_body"><text:span text:style-name="Strong_20_Emphasis">Core App Shell Layout (Navbar + Sidebar)</text:span></text:p>
      <text:h text:style-name="Heading_20_3" text:outline-level="3">🧾 Short Summary</text:h>
      <text:list text:style-name="L4">
        <text:list-item>
          <text:p text:style-name="P5">App ka permanent layout banaya</text:p>
        </text:list-item>
        <text:list-item>
          <text:p text:style-name="P5"><text:soft-page-break/>Navbar + Sidebar implement ki</text:p>
        </text:list-item>
        <text:list-item>
          <text:p text:style-name="P5">Light &amp; Dark dono themes support</text:p>
        </text:list-item>
        <text:list-item>
          <text:p text:style-name="P5">Future boards ke liye solid base ready</text:p>
        </text:list-item>
      </text:list>
      <text:h text:style-name="Heading_20_2" text:outline-level="2">STEP 5 COMPLETION</text:h>
      <text:p text:style-name="Text_20_body"><text:span text:style-name="Strong_20_Emphasis">Kanban Board UI (Columns &amp; Cards Layout)</text:span></text:p>
      <text:h text:style-name="Heading_20_3" text:outline-level="3">🧾 Short Summary</text:h>
      <text:list text:style-name="L5">
        <text:list-item>
          <text:p text:style-name="P6">Kanban board ka core layout banaya</text:p>
        </text:list-item>
        <text:list-item>
          <text:p text:style-name="P6">Columns + cards UI ready</text:p>
        </text:list-item>
        <text:list-item>
          <text:p text:style-name="P6">Theme-aware styling</text:p>
        </text:list-item>
        <text:list-item>
          <text:p text:style-name="P6">Backend ke bina local mock data use kiya</text:p>
        </text:list-item>
      </text:list>
      <text:h text:style-name="Heading_20_2" text:outline-level="2">🏁 STEP 6 COMPLETED</text:h>
      <text:h text:style-name="Heading_20_3" text:outline-level="3">🏷️ Title</text:h>
      <text:p text:style-name="Text_20_body"><text:span text:style-name="Strong_20_Emphasis">Centralized App Store (Single-File LocalStorage Architecture)</text:span></text:p>
      <text:h text:style-name="Heading_20_3" text:outline-level="3">🧾 Short Summary</text:h>
      <text:list text:style-name="L6">
        <text:list-item>
          <text:p text:style-name="P7">Ek hi file me poora LocalStorage logic</text:p>
        </text:list-item>
        <text:list-item>
          <text:p text:style-name="P7">UI localStorage se isolate</text:p>
        </text:list-item>
        <text:list-item>
          <text:p text:style-name="P7">Simple, clean, beginner-friendly</text:p>
        </text:list-item>
        <text:list-item>
          <text:p text:style-name="P7">Backend integration ke liye future-proof</text:p>
        </text:list-item>
      </text:list>
      <text:h text:style-name="P8" text:outline-level="1">🏁 STEP 7 EXTENDED COMPLETED</text:h>
      <text:h text:style-name="P9" text:outline-level="3">🏷️ Title</text:h>
      <text:p text:style-name="Text_20_body"><text:span text:style-name="Strong_20_Emphasis">Global Task Bar + Scalable Component Architecture</text:span></text:p>
      <text:h text:style-name="P9" text:outline-level="3">🧾 Short Summary</text:h>
      <text:list text:style-name="L7">
        <text:list-item>
          <text:p text:style-name="P10">Trello-style add task reject</text:p>
        </text:list-item>
        <text:list-item>
          <text:p text:style-name="P10">New global Task Bar UX</text:p>
        </text:list-item>
        <text:list-item>
          <text:p text:style-name="P10">Components split into folders</text:p>
        </text:list-item>
        <text:list-item>
          <text:p text:style-name="P10">index.js se clean exports</text:p>
        </text:list-item>
        <text:list-item>
          <text:p text:style-name="P10">Enterprise-grade structure</text:p>
        </text:list-item>
      </text:list>
      <text:p text:style-name="P11"><text:soft-page-break/>src/</text:p>
      <text:p text:style-name="P11"><text:s/>└─ components/</text:p>
      <text:p text:style-name="P11"><text:s text:c="5"/>├─ board/</text:p>
      <text:p text:style-name="P11"><text:s text:c="5"/>│ <text:s text:c="2"/>├─ Board.jsx</text:p>
      <text:p text:style-name="P11"><text:s text:c="5"/>│ <text:s text:c="2"/>├─ BoardHeader.jsx</text:p>
      <text:p text:style-name="P11"><text:s text:c="5"/>│ <text:s text:c="2"/>├─ TaskBar/</text:p>
      <text:p text:style-name="P11"><text:s text:c="5"/>│ <text:s text:c="2"/>│ <text:s text:c="2"/>├─ TaskBar.jsx</text:p>
      <text:p text:style-name="P11"><text:s text:c="5"/>│ <text:s text:c="2"/>│ <text:s text:c="2"/>├─ TaskInput.jsx</text:p>
      <text:p text:style-name="P11"><text:s text:c="5"/>│ <text:s text:c="2"/>│ <text:s text:c="2"/>├─ ColumnSelect.jsx</text:p>
      <text:p text:style-name="P11"><text:s text:c="5"/>│ <text:s text:c="2"/>│ <text:s text:c="2"/>└─ index.js</text:p>
      <text:p text:style-name="P11"><text:s text:c="5"/>│ <text:s text:c="2"/>├─ Column/</text:p>
      <text:p text:style-name="P11"><text:s text:c="5"/>│ <text:s text:c="2"/>│ <text:s text:c="2"/>├─ Column.jsx</text:p>
      <text:p text:style-name="P11"><text:s text:c="5"/>│ <text:s text:c="2"/>│ <text:s text:c="2"/>├─ TaskCard.jsx</text:p>
      <text:p text:style-name="P11"><text:s text:c="5"/>│ <text:s text:c="2"/>│ <text:s text:c="2"/>└─ index.js</text:p>
      <text:p text:style-name="P11">│ <text:s text:c="2"/>└─ index.js</text:p>
      <text:p text:style-name="P11"/>
      <text:p text:style-name="Text_20_body"/>
      <text:h text:style-name="P8" text:outline-level="1">🏁 STEP 8 COMPLETED</text:h>
      <text:h text:style-name="P9" text:outline-level="3">🏷️ Title</text:h>
      <text:p text:style-name="Text_20_body"><text:span text:style-name="Strong_20_Emphasis">Command Palette + Keyboard Power + Drag &amp; Drop Engine</text:span></text:p>
      <text:h text:style-name="P9" text:outline-level="3">🧾 Short Summary</text:h>
      <text:list text:style-name="L8">
        <text:list-item>
          <text:p text:style-name="P12">Cmd + K command palette</text:p>
        </text:list-item>
        <text:list-item>
          <text:p text:style-name="P12">Central command registry</text:p>
        </text:list-item>
        <text:list-item>
          <text:p text:style-name="P12">Add task, switch board, toggle theme</text:p>
        </text:list-item>
        <text:list-item>
          <text:p text:style-name="P12">Drag &amp; drop tasks with clean Store update</text:p>
        </text:list-item>
        <text:list-item>
          <text:p text:style-name="P12">Backend-ready architecture</text:p>
        </text:list-item>
      </text:list>
      <text:h text:style-name="P8" text:outline-level="1"><text:soft-page-break/>🏁 ISSUE RESOLVED</text:h>
      <text:h text:style-name="P9" text:outline-level="3">🏷️ Title</text:h>
      <text:p text:style-name="Text_20_body"><text:span text:style-name="Strong_20_Emphasis">Router Dependency Crash Removed (Error-Proof Setup)</text:span></text:p>
      <text:h text:style-name="P9" text:outline-level="3">🧾 Short Summary</text:h>
      <text:list text:style-name="L9">
        <text:list-item>
          <text:p text:style-name="P13"><text:span text:style-name="Source_20_Text">useNavigate</text:span> crash ka root cause identified</text:p>
        </text:list-item>
        <text:list-item>
          <text:p text:style-name="P13">Router ko optional banaya</text:p>
        </text:list-item>
        <text:list-item>
          <text:p text:style-name="P13">App ab bina router ke stable hai</text:p>
        </text:list-item>
        <text:list-item>
          <text:p text:style-name="P13">Future router integration planned separately</text:p>
        </text:list-item>
      </text:list>
      <text:h text:style-name="P8" text:outline-level="1">🏁 STEP 8 COMPLETION</text:h>
      <text:h text:style-name="P14" text:outline-level="2">🧩 Task Bar (Kanban Columns Container) Integration</text:h>
      <text:h text:style-name="P9" text:outline-level="3">🧾 Short Summary</text:h>
      <text:list text:style-name="L10">
        <text:list-item>
          <text:p text:style-name="P15">TaskBar component ko Board page ke sath properly mount kiya</text:p>
        </text:list-item>
        <text:list-item>
          <text:p text:style-name="P15">Board → TaskBar → Column → TaskCard render chain complete hui</text:p>
        </text:list-item>
        <text:list-item>
          <text:p text:style-name="P15">Central Store se board data load hone laga</text:p>
        </text:list-item>
        <text:list-item>
          <text:p text:style-name="P15">Empty screen issue resolve ho gaya</text:p>
        </text:list-item>
      </text:list>
      <text:h text:style-name="P9" text:outline-level="3">📁 Structure Update</text:h>
      <text:p text:style-name="P16"><text:span text:style-name="Source_20_Text">features/</text:span></text:p>
      <text:p text:style-name="P17"><text:span text:style-name="Source_20_Text"><text:s/>└─ board/</text:span></text:p>
      <text:p text:style-name="P17"><text:span text:style-name="Source_20_Text"><text:s text:c="4"/>├─ Board.jsx</text:span></text:p>
      <text:p text:style-name="P17"><text:span text:style-name="Source_20_Text"><text:s text:c="4"/>├─ BoardHeader.jsx</text:span></text:p>
      <text:p text:style-name="P17"><text:span text:style-name="Source_20_Text"><text:s text:c="4"/>├─ TaskBar/</text:span></text:p>
      <text:p text:style-name="P17"><text:span text:style-name="Source_20_Text"><text:s text:c="4"/>│ <text:s text:c="2"/>├─ TaskBar.jsx <text:s text:c="2"/>✅ (Columns container)</text:span></text:p>
      <text:p text:style-name="P17"><text:span text:style-name="Source_20_Text"><text:s text:c="4"/>│ <text:s text:c="2"/>└─ index.js</text:span></text:p>
      <text:p text:style-name="P17"><text:span text:style-name="Source_20_Text"><text:s text:c="4"/>├─ Column/</text:span></text:p>
      <text:p text:style-name="P17"><text:span text:style-name="Source_20_Text"><text:s text:c="4"/>│ <text:s text:c="2"/>├─ Column.jsx</text:span></text:p>
      <text:p text:style-name="P18"><text:span text:style-name="Source_20_Text"><text:s text:c="4"/>│ <text:s text:c="2"/>└─ index.js</text:span></text:p>
      <text:h text:style-name="P8" text:outline-level="1"><text:soft-page-break/>🏁 STEP 9 COMPLETION</text:h>
      <text:h text:style-name="P14" text:outline-level="2">🧱 Board Header Integration (Title + View Switcher)</text:h>
      <text:h text:style-name="P9" text:outline-level="3">🧾 Short Summary</text:h>
      <text:list text:style-name="L11">
        <text:list-item>
          <text:p text:style-name="P19">BoardHeader component create kiya</text:p>
        </text:list-item>
        <text:list-item>
          <text:p text:style-name="P19">Board page ke top par header successfully render hua</text:p>
        </text:list-item>
        <text:list-item>
          <text:p text:style-name="P19">Board title display kiya (“Marketing Campaign”)</text:p>
        </text:list-item>
        <text:list-item>
          <text:p text:style-name="P19">View switcher UI (Board / Timeline / Calendar) add ki</text:p>
        </text:list-item>
        <text:list-item>
          <text:p text:style-name="P19">Import/export issues resolve kar ke Board + TaskBar flow stable kiya</text:p>
        </text:list-item>
      </text:list>
      <text:h text:style-name="P20" text:outline-level="1">🏁 <text:span text:style-name="T1">New ui for task baar</text:span></text:h>
      <text:p text:style-name="P21"/>
      <text:p text:style-name="P21"><text:span text:style-name="Strong_20_Emphasis">Title:</text:span> Task Adder (Trello-Style Task Creation UI)<text:line-break/><text:span text:style-name="Strong_20_Emphasis">Summary:</text:span><text:line-break/>Task creation ke liye ek Trello-style overlay-based “Task Adder” implement kiya gaya jahan se user easily naya task add kar sakta hai. Component naming ko clean aur action-oriented rakha gaya, structure modular hai, aur FlowNex theme system ke sath fully compatible hai.</text:p>
      <text:p text:style-name="P21"/>
      <text:h text:style-name="P22" text:outline-level="2">🏁 STATUS</text:h>
      <text:p text:style-name="Text_20_body"><text:span text:style-name="Strong_20_Emphasis">TaskBar + TaskAdder UI = DONE &amp; STABLE</text:span> ✅</text:p>
      <text:p text:style-name="Text_20_body">Aage jab ready ho, bas itna likh dena 👇<text:line-break/><text:span text:style-name="Strong_20_Emphasis">“Next: task list render karni hai”</text:span><text:line-break/>ya<text:line-break/><text:span text:style-name="Strong_20_Emphasis">“Next: task adder me fields add karni hain”</text:span></text:p>
      <text:p text:style-name="P21"/>
      <text:h text:style-name="P22" text:outline-level="2">🧩 STEP 10 — Add Board UI &amp; Sidebar Integration</text:h>
      <text:h text:style-name="P9" text:outline-level="3">✅ Completed Work Summary</text:h>
      <text:list text:style-name="L12">
        <text:list-item>
          <text:p text:style-name="P23">Flownex <text:span text:style-name="Strong_20_Emphasis">UI design system</text:span> lock kiya (single reusable <text:span text:style-name="Source_20_Text">ui.css</text:span>)</text:p>
        </text:list-item>
        <text:list-item>
          <text:p text:style-name="P23"><text:span text:style-name="Strong_20_Emphasis">Sidebar</text:span> ko design-system ke according align kiya</text:p>
        </text:list-item>
        <text:list-item>
          <text:p text:style-name="P23">Sidebar <text:span text:style-name="Strong_20_Emphasis">collapse / expand</text:span> functionality stable ki</text:p>
        </text:list-item>
        <text:list-item>
          <text:p text:style-name="P23"><text:span text:style-name="Strong_20_Emphasis">Add Board feature</text:span> ke liye dedicated <text:span text:style-name="Source_20_Text">addboard</text:span> folder create kiya</text:p>
        </text:list-item>
        <text:list-item>
          <text:p text:style-name="P23"><text:soft-page-break/>Modal-based <text:span text:style-name="Strong_20_Emphasis">Add Board UI</text:span> banayi (board name + optional image)</text:p>
        </text:list-item>
        <text:list-item>
          <text:p text:style-name="P23"><text:span text:style-name="Strong_20_Emphasis">Add Board popup ko directly Sidebar ke button se integrate</text:span> kiya</text:p>
        </text:list-item>
        <text:list-item>
          <text:p text:style-name="P23">UI bilkul consistent rakhi (no extra CSS, no inline styling misuse)</text:p>
        </text:list-item>
      </text:list>
      <text:p text:style-name="P24"/>
      <text:p text:style-name="Text_20_body">✔ Architecture clean<text:line-break/>✔ Production-level approach<text:line-break/>✔ UI system respected</text:p>
      <text:p text:style-name="P21"/>
      <text:h text:style-name="P22" text:outline-level="2">✅ <text:span text:style-name="Strong_20_Emphasis">Project Work Summary Prompt</text:span> (for AI/ChatGPT)</text:h>
      <text:p text:style-name="Text_20_body"><text:span text:style-name="Strong_20_Emphasis">Prompt:</text:span></text:p>
      <text:p text:style-name="P24"/>
      <text:p text:style-name="Text_20_body">I am working on a project with several tasks completed so far. Below is the summary of the progress:</text:p>
      <text:list text:style-name="L13">
        <text:list-item>
          <text:p text:style-name="P25"><text:span text:style-name="Strong_20_Emphasis">Step 10 - Add Board UI &amp; Sidebar Integration:</text:span></text:p>
          <text:list>
            <text:list-item>
              <text:p text:style-name="P25">Implemented the Flownex UI design system and locked it (single reusable <text:span text:style-name="Source_20_Text">ui.css</text:span>).</text:p>
            </text:list-item>
            <text:list-item>
              <text:p text:style-name="P25">Sidebar aligned according to the design system.</text:p>
            </text:list-item>
            <text:list-item>
              <text:p text:style-name="P25">Sidebar collapse/expand functionality added and stabilized.</text:p>
            </text:list-item>
            <text:list-item>
              <text:p text:style-name="P25">Created a dedicated <text:span text:style-name="Source_20_Text">addboard</text:span> feature folder.</text:p>
            </text:list-item>
            <text:list-item>
              <text:p text:style-name="P25">Developed a modal-based Add Board UI with options for board name and optional image upload.</text:p>
            </text:list-item>
            <text:list-item>
              <text:p text:style-name="P25">Integrated the Add Board popup directly with the Sidebar button.</text:p>
            </text:list-item>
            <text:list-item>
              <text:p text:style-name="P25">Ensured the UI remains consistent with no extra CSS or inline styling misuse.</text:p>
            </text:list-item>
          </text:list>
        </text:list-item>
        <text:list-item>
          <text:p text:style-name="P25"><text:span text:style-name="Strong_20_Emphasis">Step 11 - Navbar Simplification with Status Dropdown in Sidebar:</text:span></text:p>
          <text:list>
            <text:list-item>
              <text:p text:style-name="P25">Simplified the Navbar by keeping only the logo and theme toggle button.</text:p>
            </text:list-item>
            <text:list-item>
              <text:p text:style-name="P25">Moved the Status dropdown to the Sidebar, showing team status and upcoming deadlines.</text:p>
            </text:list-item>
            <text:list-item>
              <text:p text:style-name="P25">Followed the Flownex design system without introducing extra CSS or layout changes.</text:p>
            </text:list-item>
          </text:list>
        </text:list-item>
        <text:list-item>
          <text:p text:style-name="P25"><text:span text:style-name="Strong_20_Emphasis">Step 12 - Theme Toggle with LocalStorage:</text:span></text:p>
          <text:list>
            <text:list-item>
              <text:p text:style-name="P25">Added theme toggle functionality to the Navbar.</text:p>
            </text:list-item>
            <text:list-item>
              <text:p text:style-name="P25">Ensured that the theme persists across page reloads using <text:span text:style-name="Source_20_Text">localStorage</text:span>.</text:p>
            </text:list-item>
          </text:list>
        </text:list-item>
        <text:list-item>
          <text:p text:style-name="P25"><text:span text:style-name="Strong_20_Emphasis">Step 13 - Sidebar Status Dropdown Integration:</text:span></text:p>
          <text:list>
            <text:list-item>
              <text:p text:style-name="P25"><text:soft-page-break/>Moved the Status button to the Sidebar, displaying dropdown content with team status and upcoming deadlines.</text:p>
            </text:list-item>
            <text:list-item>
              <text:p text:style-name="P25">Used only Tailwind and <text:span text:style-name="Source_20_Text">ui.css</text:span> classes for styling, without introducing custom CSS.</text:p>
            </text:list-item>
          </text:list>
        </text:list-item>
        <text:list-item>
          <text:p text:style-name="P25"><text:span text:style-name="Strong_20_Emphasis">Step 14 - Simplified Navbar with Theme Toggle:</text:span></text:p>
          <text:list>
            <text:list-item>
              <text:p text:style-name="P25">Simplified the Navbar, keeping only the logo and theme toggle button.</text:p>
            </text:list-item>
            <text:list-item>
              <text:p text:style-name="P25">Moved the Status dropdown inside the Sidebar, with team status and deadlines displayed.</text:p>
            </text:list-item>
            <text:list-item>
              <text:p text:style-name="P25">Used Tailwind and <text:span text:style-name="Source_20_Text">ui.css</text:span> to maintain a clean approach without extra CSS.</text:p>
            </text:list-item>
          </text:list>
        </text:list-item>
      </text:list>
      <text:p text:style-name="P24"/>
      <text:h text:style-name="P9" text:outline-level="3"><text:span text:style-name="Strong_20_Emphasis">Next Steps:</text:span></text:h>
      <text:list text:style-name="L14">
        <text:list-item>
          <text:p text:style-name="P26"><text:span text:style-name="Strong_20_Emphasis">Connect Team Avatars + Real Data</text:span>:</text:p>
          <text:list>
            <text:list-item>
              <text:p text:style-name="P26">Display team avatars and connect real-time data.</text:p>
            </text:list-item>
            <text:list-item>
              <text:p text:style-name="P26">Update status with real team members.</text:p>
            </text:list-item>
          </text:list>
        </text:list-item>
        <text:list-item>
          <text:p text:style-name="P26"><text:span text:style-name="Strong_20_Emphasis">Implement Real Calendar Data</text:span>:</text:p>
          <text:list>
            <text:list-item>
              <text:p text:style-name="P26">Populate the calendar with real data, such as deadlines and events.</text:p>
            </text:list-item>
          </text:list>
        </text:list-item>
        <text:list-item>
          <text:p text:style-name="P26"><text:span text:style-name="Strong_20_Emphasis">Sidebar Active State Routing</text:span>:</text:p>
          <text:list>
            <text:list-item>
              <text:p text:style-name="P26">Implement active state functionality in the Sidebar, highlighting the active board or task.</text:p>
            </text:list-item>
          </text:list>
        </text:list-item>
        <text:list-item>
          <text:p text:style-name="P26"><text:span text:style-name="Strong_20_Emphasis">Real Data Storage Integration</text:span>:</text:p>
          <text:list>
            <text:list-item>
              <text:p text:style-name="P26">Integrate boards and tasks with real data (backend integration for persistence).</text:p>
            </text:list-item>
          </text:list>
        </text:list-item>
      </text:list>
      <text:p text:style-name="P24"/>
      <text:p text:style-name="Text_20_body"><text:span text:style-name="Strong_20_Emphasis">This prompt should help an AI understand the project status, completed work, and the tasks that need to be done next.</text:span></text:p>
      <text:p text:style-name="P21"/>
      <text:p text:style-name="P21"><text:span text:style-name="Strong_20_Emphasis">Objective:</text:span><text:line-break/>Create a task management form similar to Trello, where users can add a task with features such as labels, dates, checklist, members, and priority. The form includes floating panels that open when clicking on the action buttons and close when clicking outside or pressing the close button inside the panels.</text:p>
      <text:p text:style-name="P24"/>
      <text:h text:style-name="P9" text:outline-level="3"><text:span text:style-name="Strong_20_Emphasis">Key Features Implemented:</text:span></text:h>
      <text:list text:style-name="L15">
        <text:list-item>
          <text:p text:style-name="P27"><text:span text:style-name="Strong_20_Emphasis">Floating Panels for Task Details:</text:span></text:p>
          <text:list>
            <text:list-item>
              <text:p text:style-name="P27">Panels for labels, dates, checklist, members, and priority appear when corresponding action buttons are clicked.</text:p>
            </text:list-item>
            <text:list-item>
              <text:p text:style-name="P27"><text:soft-page-break/>Panels are positioned dynamically based on the button that was clicked to ensure proper alignment and a smooth UI experience.</text:p>
            </text:list-item>
          </text:list>
        </text:list-item>
        <text:list-item>
          <text:p text:style-name="P27"><text:span text:style-name="Strong_20_Emphasis">Close Panels on Click Outside:</text:span></text:p>
          <text:list>
            <text:list-item>
              <text:p text:style-name="P27">Implemented event listener to detect clicks outside the panel, which closes the active panel to improve user interaction.</text:p>
            </text:list-item>
            <text:list-item>
              <text:p text:style-name="P27">This prevents the user from having to manually close the panel by selecting another one.</text:p>
            </text:list-item>
          </text:list>
        </text:list-item>
        <text:list-item>
          <text:p text:style-name="P27"><text:span text:style-name="Strong_20_Emphasis">Close Button Inside Each Panel:</text:span></text:p>
          <text:list>
            <text:list-item>
              <text:p text:style-name="P27">Each floating panel has a close (<text:span text:style-name="Source_20_Text">×</text:span>) button at the top-right corner, allowing users to easily close the panel without needing to click elsewhere.</text:p>
            </text:list-item>
            <text:list-item>
              <text:p text:style-name="P27">This feature mimics the user interface of Trello for better consistency and ease of use.</text:p>
            </text:list-item>
          </text:list>
        </text:list-item>
        <text:list-item>
          <text:p text:style-name="P27"><text:span text:style-name="Strong_20_Emphasis">Action Buttons to Toggle Panels:</text:span></text:p>
          <text:list>
            <text:list-item>
              <text:p text:style-name="P27">The action buttons (Labels, Dates, Checklist, Members, Priority) toggle the visibility of the corresponding panels.</text:p>
            </text:list-item>
            <text:list-item>
              <text:p text:style-name="P27">Active state is visually highlighted by changing the button color and border to provide feedback to the user.</text:p>
            </text:list-item>
          </text:list>
        </text:list-item>
        <text:list-item>
          <text:p text:style-name="P27"><text:span text:style-name="Strong_20_Emphasis">Smooth Transitions:</text:span></text:p>
          <text:list>
            <text:list-item>
              <text:p text:style-name="P27">Panels have smooth entrance/exit animations with scale and opacity transitions to ensure a polished user experience.</text:p>
            </text:list-item>
            <text:list-item>
              <text:p text:style-name="P27">The position of the panels is adjusted dynamically to match the button’s location, making sure the UI is fluid and intuitive.</text:p>
            </text:list-item>
          </text:list>
        </text:list-item>
        <text:list-item>
          <text:p text:style-name="P27"><text:span text:style-name="Strong_20_Emphasis">Dynamic Form Handling:</text:span></text:p>
          <text:list>
            <text:list-item>
              <text:p text:style-name="P27">The form tracks task details such as title, description, tags, assignee, due date, and priority.</text:p>
            </text:list-item>
            <text:list-item>
              <text:p text:style-name="P27">The form is designed to ensure the task is only created when the title field is filled in.</text:p>
            </text:list-item>
          </text:list>
        </text:list-item>
        <text:list-item>
          <text:p text:style-name="P27"><text:span text:style-name="Strong_20_Emphasis">UX Enhancements:</text:span></text:p>
          <text:list>
            <text:list-item>
              <text:p text:style-name="P27">The panels are designed to open slightly above the action buttons, mimicking the Trello UI where the information flows naturally.</text:p>
            </text:list-item>
            <text:list-item>
              <text:p text:style-name="P27">Panel content is dynamically rendered based on which panel is active (labels, dates, checklist, etc.).</text:p>
            </text:list-item>
          </text:list>
        </text:list-item>
        <text:list-item>
          <text:p text:style-name="P27"><text:span text:style-name="Strong_20_Emphasis">Data Persistence (Simulated via Store):</text:span></text:p>
          <text:list>
            <text:list-item>
              <text:p text:style-name="P27">On submitting the form, the task data is added to the store (simulated using <text:span text:style-name="Source_20_Text">Store.addTask</text:span>), and the task list is updated.</text:p>
            </text:list-item>
            <text:list-item>
              <text:p text:style-name="P27"><text:soft-page-break/>A custom event (<text:span text:style-name="Source_20_Text">storage-update</text:span>) is dispatched after task creation to notify the rest of the application about the new task.</text:p>
            </text:list-item>
          </text:list>
        </text:list-item>
      </text:list>
      <text:p text:style-name="P24"/>
      <text:h text:style-name="P9" text:outline-level="3"><text:span text:style-name="Strong_20_Emphasis">Challenges and Solutions:</text:span></text:h>
      <text:list text:style-name="L16">
        <text:list-item>
          <text:p text:style-name="P28"><text:span text:style-name="Strong_20_Emphasis">Panel Positioning:</text:span></text:p>
          <text:list>
            <text:list-item>
              <text:p text:style-name="P28">Initially, the panel positioning was not dynamically updating based on the action button’s location. This was resolved by using <text:span text:style-name="Source_20_Text">getBoundingClientRect()</text:span> to calculate the exact position of the action button and adjust the panel position accordingly.</text:p>
            </text:list-item>
          </text:list>
        </text:list-item>
        <text:list-item>
          <text:p text:style-name="P28"><text:span text:style-name="Strong_20_Emphasis">Click Outside to Close Panel:</text:span></text:p>
          <text:list>
            <text:list-item>
              <text:p text:style-name="P28">To close panels when clicking outside, an event listener was added to monitor clicks outside the action bar and close the panel accordingly.</text:p>
            </text:list-item>
            <text:list-item>
              <text:p text:style-name="P28">This was handled with a check that ensured the action bar was excluded from the "outside click" condition.</text:p>
            </text:list-item>
          </text:list>
        </text:list-item>
        <text:list-item>
          <text:p text:style-name="P28"><text:span text:style-name="Strong_20_Emphasis">Smooth Transitions and Animations:</text:span></text:p>
          <text:list>
            <text:list-item>
              <text:p text:style-name="P28">Using CSS transitions, we ensured that the panels fade in and out smoothly, with scale and opacity effects to provide a polished UX.</text:p>
            </text:list-item>
          </text:list>
        </text:list-item>
        <text:list-item>
          <text:p text:style-name="P28"><text:span text:style-name="Strong_20_Emphasis">State Management:</text:span></text:p>
          <text:list>
            <text:list-item>
              <text:p text:style-name="P28">The state was managed using <text:span text:style-name="Source_20_Text">useState</text:span> for all form fields and active panel tracking, ensuring the form’s data was reactive and consistently updated when changes occurred.</text:p>
            </text:list-item>
          </text:list>
        </text:list-item>
      </text:list>
      <text:p text:style-name="P24"/>
      <text:h text:style-name="P9" text:outline-level="3"><text:span text:style-name="Strong_20_Emphasis">Improvements Suggested:</text:span></text:h>
      <text:list text:style-name="L17">
        <text:list-item>
          <text:p text:style-name="P29"><text:span text:style-name="Strong_20_Emphasis">Accessibility Enhancements:</text:span></text:p>
          <text:list>
            <text:list-item>
              <text:p text:style-name="P29">Ensure that all buttons have appropriate ARIA labels and roles for screen readers to enhance accessibility.</text:p>
            </text:list-item>
          </text:list>
        </text:list-item>
        <text:list-item>
          <text:p text:style-name="P29"><text:span text:style-name="Strong_20_Emphasis">Error Handling:</text:span></text:p>
          <text:list>
            <text:list-item>
              <text:p text:style-name="P29">Add more robust error handling, such as validation for each field (e.g., ensuring the title is not just spaces).</text:p>
            </text:list-item>
          </text:list>
        </text:list-item>
        <text:list-item>
          <text:p text:style-name="P29"><text:span text:style-name="Strong_20_Emphasis">Mobile Responsiveness:</text:span></text:p>
          <text:list>
            <text:list-item>
              <text:p text:style-name="P29">Ensure that the modal and floating panels are properly responsive on mobile devices.</text:p>
            </text:list-item>
          </text:list>
        </text:list-item>
        <text:list-item>
          <text:p text:style-name="P29"><text:span text:style-name="Strong_20_Emphasis">Optimized Panel Transitions:</text:span></text:p>
          <text:list>
            <text:list-item>
              <text:p text:style-name="P29">Consider adding more advanced animations for the panel's entrance (e.g., slide-in from the side) to make the UI even more dynamic.</text:p>
            </text:list-item>
          </text:list>
        </text:list-item>
      </text:list>
      <text:p text:style-name="P24"/>
      <text:h text:style-name="P9" text:outline-level="3"><text:soft-page-break/><text:span text:style-name="Strong_20_Emphasis">Conclusion:</text:span></text:h>
      <text:p text:style-name="Text_20_body">The task addition form now mimics the functionality and UX of Trello, with floating panels for task details, a clean layout, and smooth animations. The panels are easy to interact with, and the form allows users to add tasks efficiently. All key features, such as closing panels on outside clicks and using action buttons to toggle panel visibility, have been implemented successfully, and the interface follows a modern, responsive design patter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5T08:56:27.779808000</meta:creation-date>
    <dc:date>2025-12-26T11:05:24.056601500</dc:date>
    <meta:editing-duration>PT1H15M21S</meta:editing-duration>
    <meta:editing-cycles>10</meta:editing-cycles>
    <meta:generator>LibreOffice/25.8.4.2$Windows_X86_64 LibreOffice_project/290daaa01b999472f0c7a3890eb6a550fd74c6df</meta:generator>
    <meta:document-statistic meta:table-count="0" meta:image-count="0" meta:object-count="0" meta:page-count="10" meta:paragraph-count="208" meta:word-count="1826" meta:character-count="10868" meta:non-whitespace-character-count="9233"/>
  </office:meta>
</office:document-meta>
</file>